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b417d"/>
    </style:style>
    <style:style style:name="P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5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6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7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1" officeooo:paragraph-rsid="003b417d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2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3" style:family="paragraph" style:parent-style-name="Table_20_Contents">
      <style:text-properties style:font-name="Times New Roman1" officeooo:rsid="003c9d6c" officeooo:paragraph-rsid="002b7e15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15" style:family="paragraph" style:parent-style-name="Table_20_Contents">
      <style:text-properties style:font-name="Times New Roman1" officeooo:paragraph-rsid="002b7e15"/>
    </style:style>
    <style:style style:name="P16" style:family="paragraph" style:parent-style-name="Table_20_Contents">
      <style:text-properties style:font-name="Times New Roman1" officeooo:rsid="003c9d6c" officeooo:paragraph-rsid="002b7e15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29" style:family="paragraph" style:parent-style-name="Text_20_body">
      <style:text-properties style:font-name="Times New Roman1" officeooo:paragraph-rsid="001017d3"/>
    </style:style>
    <style:style style:name="P30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1466b2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ae5b6"/>
    </style:style>
    <style:style style:name="T15" style:family="text">
      <style:text-properties officeooo:rsid="013d0498"/>
    </style:style>
    <style:style style:name="T16" style:family="text">
      <style:text-properties officeooo:rsid="00cd09cd"/>
    </style:style>
    <style:style style:name="T17" style:family="text">
      <style:text-properties officeooo:rsid="00a56f82"/>
    </style:style>
    <style:style style:name="T18" style:family="text">
      <style:text-properties officeooo:rsid="003c9d6c"/>
    </style:style>
    <style:style style:name="T19" style:family="text">
      <style:text-properties style:use-window-font-color="true" officeooo:rsid="003c9d6c"/>
    </style:style>
    <style:style style:name="T20" style:family="text">
      <style:text-properties style:use-window-font-color="true" officeooo:rsid="003c9d6c" fo:background-color="#ffffff" loext:char-shading-value="0"/>
    </style:style>
    <style:style style:name="T21" style:family="text">
      <style:text-properties style:use-window-font-color="true" style:font-name="Times New Roman1" officeooo:rsid="003c9d6c"/>
    </style:style>
    <style:style style:name="T22" style:family="text">
      <style:text-properties style:use-window-font-color="true" style:font-name="Times New Roman1" officeooo:rsid="003c9d6c" fo:background-color="#ffffff" loext:char-shading-value="0"/>
    </style:style>
    <style:style style:name="T23" style:family="text">
      <style:text-properties officeooo:rsid="003c9d6c" fo:background-color="#ffffff" loext:char-shading-value="0"/>
    </style:style>
    <style:style style:name="T24" style:family="text">
      <style:text-properties officeooo:rsid="0042f57a" fo:background-color="#ffffff" loext:char-shading-value="0"/>
    </style:style>
    <style:style style:name="T25" style:family="text">
      <style:text-properties officeooo:rsid="0022f10e"/>
    </style:style>
    <style:style style:name="T26" style:family="text">
      <style:text-properties officeooo:rsid="0042f57a"/>
    </style:style>
    <style:style style:name="T27" style:family="text">
      <style:text-properties fo:language="en" fo:country="US" officeooo:rsid="0042f57a"/>
    </style:style>
    <style:style style:name="T28" style:family="text">
      <style:text-properties fo:color="#ffffff" fo:background-color="#666666" loext:char-shading-value="0"/>
    </style:style>
    <style:style style:name="T29" style:family="text">
      <style:text-properties fo:color="#ffffff" officeooo:rsid="003bce78" fo:background-color="#666666" loext:char-shading-value="0"/>
    </style:style>
    <style:style style:name="T30" style:family="text">
      <style:text-properties fo:color="#ffffff" fo:font-weight="bold" fo:background-color="#666666" loext:char-shading-value="0" style:font-weight-asian="bold" style:font-weight-complex="bold"/>
    </style:style>
    <style:style style:name="T31" style:family="text">
      <style:text-properties officeooo:rsid="00364877"/>
    </style:style>
    <style:style style:name="T32" style:family="text">
      <style:text-properties style:font-name="Times New Roman1" officeooo:rsid="003c9d6c" fo:background-color="#ffffff" loext:char-shading-value="0"/>
    </style:style>
    <style:style style:name="T33" style:family="text">
      <style:text-properties style:font-name="Times New Roman1" officeooo:rsid="0059e844" fo:background-color="#ffffff" loext:char-shading-value="0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officeooo:rsid="003c9d6c"/>
    </style:style>
    <style:style style:name="T36" style:family="text">
      <style:text-properties style:font-name="Times New Roman1" officeooo:rsid="003c9d6c" fo:background-color="#ffffff" loext:char-shading-value="0"/>
    </style:style>
    <style:style style:name="T37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1"/>
      <text:p text:style-name="P1"/>
      <text:p text:style-name="P11"/>
      <text:p text:style-name="P11"/>
      <text:p text:style-name="P11"/>
      <text:p text:style-name="P11"/>
      <text:p text:style-name="P11"><text:span text:style-name="T16">Declaração</text:span> <text:span text:style-name="T17">De Inscrição</text:span></text:p>
      <text:p text:style-name="P11"/>
      <text:p text:style-name="P3"><text:span text:style-name="T35">Para os devidos efeitos, declara-se que <text:s/></text:span><text:span text:style-name="T35"><text:text-input text:description="[#if person.female]">[#if person.female]</text:text-input></text:span><text:span text:style-name="T35">a aluna</text:span><text:span text:style-name="T35"><text:text-input text:description="[#elseif person.male]">[#elseif person.male]</text:text-input></text:span><text:span text:style-name="T35">o aluno</text:span><text:span text:style-name="T35"><text:text-input text:description="[/#if]">[/#if]</text:text-input></text:span><text:span text:style-name="T35"> </text:span><text:span text:style-name="T35"><text:text-input text:description="${person.name}">${person.name}</text:text-input></text:span><text:span text:style-name="T35">, n.º </text:span><text:span text:style-name="T35"><text:text-input text:description="${person.student.number}">${person.student.number}</text:text-input></text:span><text:span text:style-name="T35">, </text:span><text:span text:style-name="T35"><text:text-input text:description="[#if person.female]">[#if person.female]</text:text-input></text:span><text:span text:style-name="T35">nascida</text:span><text:span text:style-name="T35"><text:text-input text:description="[#elseif person.male]">[#elseif person.male]</text:text-input></text:span><text:span text:style-name="T35">nascido</text:span><text:span text:style-name="T35"><text:text-input text:description="[/#if]">[/#if]</text:text-input></text:span><text:span text:style-name="T35"> a </text:span><text:span text:style-name="T35"><text:text-input text:description="${lang.pt(dates.extendedDate(person.dateOfBirthYearMonthDay))}">${lang.pt(dates.extendedDate(person.dateOfBirthYearMonthDay))}</text:text-input></text:span><text:span text:style-name="T35">, </text:span><text:span text:style-name="T35"><text:text-input text:description="[#if person.female]">[#if person.female]</text:text-input></text:span><text:span text:style-name="T35">portadora</text:span><text:span text:style-name="T35"><text:text-input text:description="[#elseif person.male]">[#elseif person.male]</text:text-input></text:span><text:span text:style-name="T35">portador</text:span><text:span text:style-name="T35"><text:text-input text:description="[/#if]">[/#if]</text:text-input></text:span><text:span text:style-name="T35"> do</text:span><text:span text:style-name="T21"> </text:span><text:span text:style-name="T34"><text:text-input text:description="${lang.pt(person.idDocumentType.localizedNameI18N)}">${lang.pt(person.idDocumentType.localizedNameI18N)}</text:text-input></text:span><text:span text:style-name="T22"> n.º </text:span><text:span text:style-name="T34"><text:text-input text:description="${person.documentIdNumber}">${person.documentIdNumber}</text:text-input></text:span><text:span text:style-name="T35">, </text:span><text:span text:style-name="T35"><text:text-input text:description="[#if person.female]">[#if person.female]</text:text-input></text:span><text:span text:style-name="T35">filha</text:span><text:span text:style-name="T35"><text:text-input text:description="[#elseif person.male]">[#elseif person.male]</text:text-input></text:span><text:span text:style-name="T35">filho</text:span><text:span text:style-name="T35"><text:text-input text:description="[/#if]">[/#if]</text:text-input></text:span><text:span text:style-name="T35"> de </text:span><text:span text:style-name="T35"><text:text-input text:description="${person.nameOfFather}">${person.nameOfFather}</text:text-input></text:span><text:span text:style-name="T35"> e de </text:span><text:span text:style-name="T35"><text:text-input text:description="person.nameOfMother"/></text:span><text:span text:style-name="T35"><text:text-input text:description="${person.nameOfMother}">${person.nameOfMother}</text:text-input></text:span><text:span text:style-name="T35">, está </text:span><text:span text:style-name="T35"><text:text-input text:description="[#if person.female]">[#if person.female]</text:text-input></text:span><text:span text:style-name="T35">inscrita</text:span><text:span text:style-name="T35"><text:text-input text:description="[#elseif person.male]">[#elseif person.male]</text:text-input></text:span><text:span text:style-name="T35">inscrito</text:span><text:span text:style-name="T35"><text:text-input text:description="[/#if]">[/#if]</text:text-input></text:span><text:span text:style-name="T35"> no Curso de </text:span><text:span text:style-name="T35"><text:text-input text:description="${lang.pt(curricularPlanInformation.degreePresentationName)}">${lang.pt(curricularPlanInformation.degreePresentationName)}</text:text-input></text:span><text:span text:style-name="T32"> no ano </text:span><text:span text:style-name="T34">letivo de </text:span><text:span text:style-name="T34"><text:text-input text:description="${executionYearName}">${executionYearName}</text:text-input></text:span><text:span text:style-name="T34"><text:text-input text:description="[#if serviceRequest.detailed]">[#if serviceRequest.detailed]</text:text-input></text:span><text:span text:style-name="T34">, </text:span><text:span text:style-name="T34"><text:text-input text:description="[#if totalNormalEnrolments &gt; 1]">[#if totalNormalEnrolments &gt; 1]</text:text-input></text:span><text:span text:style-name="T34">nas seguintes unidades curriculares</text:span><text:span text:style-name="T34"><text:text-input text:description="[#else]">[#else]</text:text-input></text:span><text:span text:style-name="T34">na seguinte unidade curricular</text:span><text:span text:style-name="T34"><text:text-input text:description="[/#if]">[/#if]</text:text-input></text:span><text:span text:style-name="T34">:</text:span><text:span text:style-name="T34"><text:text-input text:description="[#if !serviceRequest.detailed]">[#elseif !serviceRequest.detailed]</text:text-input></text:span><text:span text:style-name="T34">.</text:span><text:span text:style-name="T34"><text:text-input text:description="[/#if]">[/#if]</text:text-input></text:span></text:p>
      <text:p text:style-name="P13"/>
      <text:p text:style-name="P1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text-input text:description="[#if totalNormalEnrolments &gt; 1]">[#if totalNormalEnrolments &gt; 1]</text:text-input><text:span text:style-name="T37">Unidades Curriculares</text:span><text:text-input text:description="[#else]">[#else]</text:text-input><text:span text:style-name="T38">Unidade Curricular</text:span><text:span text:style-name="T38"><text:initial-creator/></text:span><text:text-input text:description="[/#if]">[/#if]</text:text-input></text:p>
          </table:table-cell>
          <table:table-cell table:style-name="Table1.A1" office:value-type="string">
            <text:p text:style-name="P8">Semestre</text:p>
          </table:table-cell>
          <table:table-cell table:style-name="Table1.A1" office:value-type="string">
            <text:p text:style-name="P4">ECTS</text:p>
          </table:table-cell>
        </table:table-row>
        <table:table-row table:style-name="Table1.2">
          <table:table-cell table:style-name="Table1.A2" office:value-type="string">
            <text:p text:style-name="P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6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8"><text:s text:c="2"/>Total UCs: </text:span><text:span text:style-name="T30"><text:text-input text:description="${totalNormalEnrolments}">${totalNormalEnrolments}</text:text-input></text:span><text:span text:style-name="T28"> <text:s/></text:span><text:s text:c="8"/><text:span text:style-name="T28"><text:s text:c="2"/></text:span><text:span text:style-name="T29">T</text:span><text:span text:style-name="T28">otal ECTS: </text:span><text:span text:style-name="T30"><text:text-input text:description="${numbers.onePlace(totalNormalECTS)}">${numbers.onePlace(totalNormalECTS)}  </text:text-input></text:span></text:p>
      <text:p text:style-name="P16"/>
      <text:p text:style-name="P16"><text:text-input text:description="[/#if]">[/#if]</text:text-input></text:p>
      <text:p text:style-name="P1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</text:span><text:span text:style-name="T9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10">ADSE/</text:span><text:span text:style-name="T9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</text:span><text:span text:style-name="T12">96.53834</text:span><text:span text:style-name="T11">.</text:span><text:text-input text:description="[#elseif serviceRequest.documentPurposeTypeInstance.code == &quot;SUB23&quot;]">[#elseif serviceRequest.documentPurposeTypeInstance.code == "SUB23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9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17"/>
      <text:p text:style-name="P17"><text:span text:style-name="T2">Reitoria</text:span><text:span text:style-name="T14"> </text:span><text:span text:style-name="T13">da Universidade de Lisboa</text:span><text:span text:style-name="T26">, em </text:span><text:span text:style-name="T27"><text:text-input text:description="${lang.pt(dates.extendedDate(localizedDate.nowDate()))}">${lang.pt(dates.extendedDate(localizedDate.nowDate()))}</text:text-input></text:span><text:span text:style-name="T24">.</text:span></text:p>
      <text:p text:style-name="P12"/>
      <text:p text:style-name="P15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3">O presente documento só é válido com assinatura e carimbo da instituição!</text:p>
            <text:p text:style-name="P24"><text:text-input text:description="[#if hasPricetag]">[#if hasPricetag]</text:text-input></text:p>
            <text:p text:style-name="P27"><text:span text:style-name="T25">Emolumento: </text:span><text:text-input text:description="${money.total(serviceRequestPrice)}">${money.total(serviceRequestPrice)}</text:text-input></text:p>
            <text:p text:style-name="P24"><text:text-input text:description="[/#if]">[/#if]</text:text-input></text:p>
          </table:table-cell>
          <table:table-cell table:style-name="Table2.B1" office:value-type="string">
            <text:p text:style-name="P18">Área de Estudantes e Certificação Académica,</text:p>
            <text:p text:style-name="P19">O(<text:span text:style-name="T31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0"/>
          </table:table-cell>
        </table:table-row>
      </table:table>
      <text:p text:style-name="P15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4"><text:text-input text:description="[#if hasPricetag]">[#if hasPricetag]</text:text-input></text:p>
            <text:p text:style-name="P27"><text:span text:style-name="T25">Emolumento: </text:span><text:text-input text:description="${money.total(serviceRequestPrice)}">${money.total(serviceRequestPrice)}</text:text-input></text:p>
            <text:p text:style-name="P25"><text:text-input text:description="[/#if]">[/#if]</text:text-input></text:p>
          </table:table-cell>
          <table:table-cell table:style-name="Table3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6T17:07:11.718191218</dc:date>
    <meta:editing-duration>PT1H46M23S</meta:editing-duration>
    <meta:editing-cycles>37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06" meta:character-count="4011" meta:non-whitespace-character-count="3736"/>
  </office:meta>
</office:document-meta>
</file>